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17in"/>
    </style:style>
    <style:style style:name="co2" style:family="table-column">
      <style:table-column-properties fo:break-before="auto" style:column-width="2.5874in"/>
    </style:style>
    <style:style style:name="co3" style:family="table-column">
      <style:table-column-properties fo:break-before="auto" style:column-width="1.3602in"/>
    </style:style>
    <style:style style:name="co4" style:family="table-column">
      <style:table-column-properties fo:break-before="auto" style:column-width="0.6071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1.0374in"/>
    </style:style>
    <style:style style:name="co7" style:family="table-column">
      <style:table-column-properties fo:break-before="auto" style:column-width="0.7244in"/>
    </style:style>
    <style:style style:name="co8" style:family="table-column">
      <style:table-column-properties fo:break-before="auto" style:column-width="0.8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8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>
      <style:table-cell-properties style:text-align-source="value-type" style:repeat-content="false" style:vertical-align="top"/>
    </style:style>
    <style:style style:name="ce2" style:family="table-cell" style:parent-style-name="Excel_20_Built-in_20_Normal" style:data-style-name="N8129">
      <style:table-cell-properties style:text-align-source="value-type" style:repeat-content="false" style:vertical-align="top"/>
    </style:style>
    <style:style style:name="ce3" style:family="table-cell" style:parent-style-name="Excel_20_Built-in_20_Normal" style:data-style-name="N8036">
      <style:table-cell-properties style:text-align-source="value-type" style:repeat-content="false" style:vertical-align="top"/>
    </style:style>
    <style:style style:name="ce4" style:family="table-cell" style:parent-style-name="Excel_20_Built-in_20_Normal" style:data-style-name="N8036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5" style:family="table-cell" style:parent-style-name="Excel_20_Built-in_20_Normal" style:data-style-name="N8084">
      <style:table-cell-properties style:text-align-source="value-type" style:repeat-content="false" style:vertical-align="top"/>
    </style:style>
    <style:style style:name="ce6" style:family="table-cell" style:parent-style-name="Excel_20_Built-in_20_Normal" style:data-style-name="N8084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number-columns-repeated="1012" table:default-cell-style-name="ce1"/>
        <table:table-column table:style-name="co7" table:number-columns-repeated="6" table:default-cell-style-name="Default"/>
        <table:table-row table:style-name="ro1">
          <table:table-cell office:value-type="string">
            <text:p>State</text:p>
          </table:table-cell>
          <table:table-cell office:value-type="string">
            <text:p>Racename</text:p>
          </table:table-cell>
          <table:table-cell office:value-type="string">
            <text:p>Town</text:p>
          </table:table-cell>
          <table:table-cell office:value-type="string">
            <text:p>Time</text:p>
          </table:table-cell>
          <table:table-cell office:value-type="string">
            <text:p>Number</text:p>
          </table:table-cell>
          <table:table-cell office:value-type="string">
            <text:p>Date</text:p>
          </table:table-cell>
          <table:table-cell table:number-columns-repeated="1018"/>
        </table:table-row>
        <table:table-row table:style-name="ro1">
          <table:table-cell office:value-type="string">
            <text:p>California</text:p>
          </table:table-cell>
          <table:table-cell office:value-type="string">
            <text:p>Los Angeles Marathon</text:p>
          </table:table-cell>
          <table:table-cell office:value-type="string">
            <text:p>Los Angeles</text:p>
          </table:table-cell>
          <table:table-cell table:style-name="ce2" office:value-type="time" office:time-value="PT03H44M29S">
            <text:p>3:44:29</text:p>
          </table:table-cell>
          <table:table-cell office:value-type="float" office:value="1">
            <text:p>1</text:p>
          </table:table-cell>
          <table:table-cell table:style-name="ce4" office:value-type="date" office:date-value="1998-03-29">
            <text:p>03/29/1998</text:p>
          </table:table-cell>
          <table:table-cell table:number-columns-repeated="1018"/>
        </table:table-row>
        <table:table-row table:style-name="ro1">
          <table:table-cell office:value-type="string">
            <text:p>Illinois</text:p>
          </table:table-cell>
          <table:table-cell office:value-type="string">
            <text:p>Chicago Marathon</text:p>
          </table:table-cell>
          <table:table-cell office:value-type="string">
            <text:p>Chicago</text:p>
          </table:table-cell>
          <table:table-cell table:style-name="ce2" office:value-type="time" office:time-value="PT03H18M14S">
            <text:p>3:18:14</text:p>
          </table:table-cell>
          <table:table-cell office:value-type="float" office:value="2">
            <text:p>2</text:p>
          </table:table-cell>
          <table:table-cell table:style-name="ce4" office:value-type="date" office:date-value="1999-10-24">
            <text:p>10/24/1999</text:p>
          </table:table-cell>
          <table:table-cell table:number-columns-repeated="1018"/>
        </table:table-row>
        <table:table-row table:style-name="ro1">
          <table:table-cell office:value-type="string">
            <text:p>Massachusetts</text:p>
          </table:table-cell>
          <table:table-cell office:value-type="string">
            <text:p>Boston Marathon</text:p>
          </table:table-cell>
          <table:table-cell office:value-type="string">
            <text:p>Boston</text:p>
          </table:table-cell>
          <table:table-cell table:style-name="ce2" office:value-type="time" office:time-value="PT03H43M46S">
            <text:p>3:43:46</text:p>
          </table:table-cell>
          <table:table-cell office:value-type="float" office:value="3">
            <text:p>3</text:p>
          </table:table-cell>
          <table:table-cell table:style-name="ce4" office:value-type="date" office:date-value="2000-04-17">
            <text:p>04/17/2000</text:p>
          </table:table-cell>
          <table:table-cell table:number-columns-repeated="1018"/>
        </table:table-row>
        <table:table-row table:style-name="ro1">
          <table:table-cell office:value-type="string">
            <text:p>Michigan</text:p>
          </table:table-cell>
          <table:table-cell office:value-type="string">
            <text:p>Detroit Marathon</text:p>
          </table:table-cell>
          <table:table-cell office:value-type="string">
            <text:p>Detroit</text:p>
          </table:table-cell>
          <table:table-cell table:style-name="ce2" office:value-type="time" office:time-value="PT03H20M28S">
            <text:p>3:20:28</text:p>
          </table:table-cell>
          <table:table-cell office:value-type="float" office:value="4">
            <text:p>4</text:p>
          </table:table-cell>
          <table:table-cell table:style-name="ce4" office:value-type="date" office:date-value="2006-10-29">
            <text:p>10/29/2006</text:p>
          </table:table-cell>
          <table:table-cell table:number-columns-repeated="1018"/>
        </table:table-row>
        <table:table-row table:style-name="ro1">
          <table:table-cell office:value-type="string">
            <text:p>Alabama</text:p>
          </table:table-cell>
          <table:table-cell office:value-type="string">
            <text:p>Rocket City Marathon</text:p>
          </table:table-cell>
          <table:table-cell office:value-type="string">
            <text:p>Huntsville</text:p>
          </table:table-cell>
          <table:table-cell table:style-name="ce2" office:value-type="time" office:time-value="PT03H28M28S">
            <text:p>3:28:28</text:p>
          </table:table-cell>
          <table:table-cell office:value-type="float" office:value="5">
            <text:p>5</text:p>
          </table:table-cell>
          <table:table-cell table:style-name="ce4" office:value-type="date" office:date-value="2006-12-09">
            <text:p>12/09/2006</text:p>
          </table:table-cell>
          <table:table-cell table:number-columns-repeated="1018"/>
        </table:table-row>
        <table:table-row table:style-name="ro1">
          <table:table-cell office:value-type="string">
            <text:p>West Virginia</text:p>
          </table:table-cell>
          <table:table-cell office:value-type="string">
            <text:p>Marshall University Marathon</text:p>
          </table:table-cell>
          <table:table-cell office:value-type="string">
            <text:p>Huntington</text:p>
          </table:table-cell>
          <table:table-cell table:style-name="ce2" office:value-type="time" office:time-value="PT03H24M19S">
            <text:p>3:24:19</text:p>
          </table:table-cell>
          <table:table-cell office:value-type="float" office:value="6">
            <text:p>6</text:p>
          </table:table-cell>
          <table:table-cell table:style-name="ce4" office:value-type="date" office:date-value="2010-11-07">
            <text:p>11/07/2010</text:p>
          </table:table-cell>
          <table:table-cell table:number-columns-repeated="1018"/>
        </table:table-row>
        <table:table-row table:style-name="ro1">
          <table:table-cell office:value-type="string">
            <text:p>Washington</text:p>
          </table:table-cell>
          <table:table-cell office:value-type="string">
            <text:p>Bellingham Bay Marathon</text:p>
          </table:table-cell>
          <table:table-cell office:value-type="string">
            <text:p>Bellingham</text:p>
          </table:table-cell>
          <table:table-cell table:style-name="ce2" office:value-type="time" office:time-value="PT03H46M18S">
            <text:p>3:46:18</text:p>
          </table:table-cell>
          <table:table-cell office:value-type="float" office:value="7">
            <text:p>7</text:p>
          </table:table-cell>
          <table:table-cell table:style-name="ce4" office:value-type="date" office:date-value="2011-09-25">
            <text:p>09/25/2011</text:p>
          </table:table-cell>
          <table:table-cell table:number-columns-repeated="1018"/>
        </table:table-row>
        <table:table-row table:style-name="ro1">
          <table:table-cell office:value-type="string">
            <text:p>New York</text:p>
          </table:table-cell>
          <table:table-cell office:value-type="string">
            <text:p>New York City Marathon</text:p>
          </table:table-cell>
          <table:table-cell office:value-type="string">
            <text:p>New York City</text:p>
          </table:table-cell>
          <table:table-cell table:style-name="ce2" office:value-type="time" office:time-value="PT03H54M52S">
            <text:p>3:54:52</text:p>
          </table:table-cell>
          <table:table-cell office:value-type="float" office:value="8">
            <text:p>8</text:p>
          </table:table-cell>
          <table:table-cell table:style-name="ce4" office:value-type="date" office:date-value="2011-11-06">
            <text:p>11/06/2011</text:p>
          </table:table-cell>
          <table:table-cell table:number-columns-repeated="1018"/>
        </table:table-row>
        <table:table-row table:style-name="ro1">
          <table:table-cell office:value-type="string">
            <text:p>Mississippi</text:p>
          </table:table-cell>
          <table:table-cell office:value-type="string">
            <text:p>Mississippi Coast Marathon</text:p>
          </table:table-cell>
          <table:table-cell office:value-type="string">
            <text:p>Waveland</text:p>
          </table:table-cell>
          <table:table-cell table:style-name="ce2" office:value-type="time" office:time-value="PT03H22M11S">
            <text:p>3:22:11</text:p>
          </table:table-cell>
          <table:table-cell office:value-type="float" office:value="9">
            <text:p>9</text:p>
          </table:table-cell>
          <table:table-cell table:style-name="ce4" office:value-type="date" office:date-value="2011-11-26">
            <text:p>11/26/2011</text:p>
          </table:table-cell>
          <table:table-cell table:number-columns-repeated="1018"/>
        </table:table-row>
        <table:table-row table:style-name="ro1">
          <table:table-cell office:value-type="string">
            <text:p>Delaware</text:p>
          </table:table-cell>
          <table:table-cell office:value-type="string">
            <text:p>Seashore Marathon</text:p>
          </table:table-cell>
          <table:table-cell office:value-type="string">
            <text:p>Rehoboth Beach</text:p>
          </table:table-cell>
          <table:table-cell table:style-name="ce2" office:value-type="time" office:time-value="PT03H40M19S">
            <text:p>3:40:19</text:p>
          </table:table-cell>
          <table:table-cell office:value-type="float" office:value="10">
            <text:p>10</text:p>
          </table:table-cell>
          <table:table-cell table:style-name="ce4" office:value-type="date" office:date-value="2011-12-10">
            <text:p>12/10/2011</text:p>
          </table:table-cell>
          <table:table-cell table:number-columns-repeated="1018"/>
        </table:table-row>
        <table:table-row table:style-name="ro1">
          <table:table-cell office:value-type="string">
            <text:p>Florida</text:p>
          </table:table-cell>
          <table:table-cell office:value-type="string">
            <text:p>Disney World Marathon</text:p>
          </table:table-cell>
          <table:table-cell office:value-type="string">
            <text:p>Orlando</text:p>
          </table:table-cell>
          <table:table-cell table:style-name="ce2" office:value-type="time" office:time-value="PT03H43M46S">
            <text:p>3:43:46</text:p>
          </table:table-cell>
          <table:table-cell office:value-type="float" office:value="11">
            <text:p>11</text:p>
          </table:table-cell>
          <table:table-cell table:style-name="ce4" office:value-type="date" office:date-value="2012-01-08">
            <text:p>01/08/2012</text:p>
          </table:table-cell>
          <table:table-cell table:number-columns-repeated="1018"/>
        </table:table-row>
        <table:table-row table:style-name="ro1">
          <table:table-cell office:value-type="string">
            <text:p>Arizona</text:p>
          </table:table-cell>
          <table:table-cell office:value-type="string">
            <text:p>Rock N Roll Marathon</text:p>
          </table:table-cell>
          <table:table-cell office:value-type="string">
            <text:p>Tempe</text:p>
          </table:table-cell>
          <table:table-cell table:style-name="ce2" office:value-type="time" office:time-value="PT03H40M16S">
            <text:p>3:40:16</text:p>
          </table:table-cell>
          <table:table-cell office:value-type="float" office:value="12">
            <text:p>12</text:p>
          </table:table-cell>
          <table:table-cell table:style-name="ce4" office:value-type="date" office:date-value="2012-01-15">
            <text:p>01/15/2012</text:p>
          </table:table-cell>
          <table:table-cell table:number-columns-repeated="1018"/>
        </table:table-row>
        <table:table-row table:style-name="ro1">
          <table:table-cell office:value-type="string">
            <text:p>South Carolina</text:p>
          </table:table-cell>
          <table:table-cell office:value-type="string">
            <text:p>Myrtle Beach Marathon</text:p>
          </table:table-cell>
          <table:table-cell office:value-type="string">
            <text:p>Myrtle Beach</text:p>
          </table:table-cell>
          <table:table-cell table:style-name="ce2" office:value-type="time" office:time-value="PT03H41M59S">
            <text:p>3:41:59</text:p>
          </table:table-cell>
          <table:table-cell office:value-type="float" office:value="13">
            <text:p>13</text:p>
          </table:table-cell>
          <table:table-cell table:style-name="ce4" office:value-type="date" office:date-value="2012-02-18">
            <text:p>02/18/2012</text:p>
          </table:table-cell>
          <table:table-cell table:number-columns-repeated="1018"/>
        </table:table-row>
        <table:table-row table:style-name="ro1">
          <table:table-cell office:value-type="string">
            <text:p>Maryland</text:p>
          </table:table-cell>
          <table:table-cell office:value-type="string">
            <text:p>B&amp;A Trail Marathon</text:p>
          </table:table-cell>
          <table:table-cell office:value-type="string">
            <text:p>Severna Park</text:p>
          </table:table-cell>
          <table:table-cell table:style-name="ce2" office:value-type="time" office:time-value="PT03H45M11S">
            <text:p>3:45:11</text:p>
          </table:table-cell>
          <table:table-cell office:value-type="float" office:value="14">
            <text:p>14</text:p>
          </table:table-cell>
          <table:table-cell table:style-name="ce4" office:value-type="date" office:date-value="2012-03-04">
            <text:p>03/04/2012</text:p>
          </table:table-cell>
          <table:table-cell table:number-columns-repeated="1018"/>
        </table:table-row>
        <table:table-row table:style-name="ro1">
          <table:table-cell office:value-type="string">
            <text:p>Virginia</text:p>
          </table:table-cell>
          <table:table-cell office:value-type="string">
            <text:p>Shamrock Marathon</text:p>
          </table:table-cell>
          <table:table-cell office:value-type="string">
            <text:p>Virginia Beach</text:p>
          </table:table-cell>
          <table:table-cell table:style-name="ce2" office:value-type="time" office:time-value="PT03H45M33S">
            <text:p>3:45:33</text:p>
          </table:table-cell>
          <table:table-cell office:value-type="float" office:value="15">
            <text:p>15</text:p>
          </table:table-cell>
          <table:table-cell table:style-name="ce4" office:value-type="date" office:date-value="2012-03-18">
            <text:p>03/18/2012</text:p>
          </table:table-cell>
          <table:table-cell table:number-columns-repeated="1018"/>
        </table:table-row>
        <table:table-row table:style-name="ro1">
          <table:table-cell office:value-type="string">
            <text:p>Oklahoma</text:p>
          </table:table-cell>
          <table:table-cell office:value-type="string">
            <text:p>A2A Marathon</text:p>
          </table:table-cell>
          <table:table-cell office:value-type="string">
            <text:p>Ardmore</text:p>
          </table:table-cell>
          <table:table-cell table:style-name="ce2" office:value-type="time" office:time-value="PT03H55M20S">
            <text:p>3:55:20</text:p>
          </table:table-cell>
          <table:table-cell office:value-type="float" office:value="16">
            <text:p>16</text:p>
          </table:table-cell>
          <table:table-cell table:style-name="ce4" office:value-type="date" office:date-value="2012-04-01">
            <text:p>04/01/2012</text:p>
          </table:table-cell>
          <table:table-cell table:number-columns-repeated="1018"/>
        </table:table-row>
        <table:table-row table:style-name="ro1">
          <table:table-cell office:value-type="string">
            <text:p>Rhode Island</text:p>
          </table:table-cell>
          <table:table-cell office:value-type="string">
            <text:p>Gansett Marathon</text:p>
          </table:table-cell>
          <table:table-cell office:value-type="string">
            <text:p>Narragansett</text:p>
          </table:table-cell>
          <table:table-cell table:style-name="ce2" office:value-type="time" office:time-value="PT03H52M26S">
            <text:p>3:52:26</text:p>
          </table:table-cell>
          <table:table-cell office:value-type="float" office:value="17">
            <text:p>17</text:p>
          </table:table-cell>
          <table:table-cell table:style-name="ce4" office:value-type="date" office:date-value="2012-04-14">
            <text:p>04/14/2012</text:p>
          </table:table-cell>
          <table:table-cell table:number-columns-repeated="1018"/>
        </table:table-row>
        <table:table-row table:style-name="ro1">
          <table:table-cell office:value-type="string">
            <text:p>Ohio</text:p>
          </table:table-cell>
          <table:table-cell office:value-type="string">
            <text:p>Glass City Marathon</text:p>
          </table:table-cell>
          <table:table-cell office:value-type="string">
            <text:p>Toledo</text:p>
          </table:table-cell>
          <table:table-cell table:style-name="ce2" office:value-type="time" office:time-value="PT03H28M29S">
            <text:p>3:28:29</text:p>
          </table:table-cell>
          <table:table-cell office:value-type="float" office:value="18">
            <text:p>18</text:p>
          </table:table-cell>
          <table:table-cell table:style-name="ce4" office:value-type="date" office:date-value="2012-04-22">
            <text:p>04/22/2012</text:p>
          </table:table-cell>
          <table:table-cell table:number-columns-repeated="1018"/>
        </table:table-row>
        <table:table-row table:style-name="ro1">
          <table:table-cell office:value-type="string">
            <text:p>New Mexico</text:p>
          </table:table-cell>
          <table:table-cell office:value-type="string">
            <text:p>Shiprock Marathon</text:p>
          </table:table-cell>
          <table:table-cell office:value-type="string">
            <text:p>Shiprock</text:p>
          </table:table-cell>
          <table:table-cell table:style-name="ce2" office:value-type="time" office:time-value="PT03H52M55S">
            <text:p>3:52:55</text:p>
          </table:table-cell>
          <table:table-cell office:value-type="float" office:value="19">
            <text:p>19</text:p>
          </table:table-cell>
          <table:table-cell table:style-name="ce4" office:value-type="date" office:date-value="2012-05-05">
            <text:p>05/05/2012</text:p>
          </table:table-cell>
          <table:table-cell table:number-columns-repeated="1018"/>
        </table:table-row>
        <table:table-row table:style-name="ro1">
          <table:table-cell office:value-type="string">
            <text:p>Utah</text:p>
          </table:table-cell>
          <table:table-cell office:value-type="string">
            <text:p>Ogden Marathon</text:p>
          </table:table-cell>
          <table:table-cell office:value-type="string">
            <text:p>Ogden</text:p>
          </table:table-cell>
          <table:table-cell table:style-name="ce2" office:value-type="time" office:time-value="PT03H47M28S">
            <text:p>3:47:28</text:p>
          </table:table-cell>
          <table:table-cell office:value-type="float" office:value="20">
            <text:p>20</text:p>
          </table:table-cell>
          <table:table-cell table:style-name="ce4" office:value-type="date" office:date-value="2012-05-19">
            <text:p>05/19/2012</text:p>
          </table:table-cell>
          <table:table-cell table:number-columns-repeated="1018"/>
        </table:table-row>
        <table:table-row table:style-name="ro1">
          <table:table-cell office:value-type="string">
            <text:p>Wyoming</text:p>
          </table:table-cell>
          <table:table-cell office:value-type="string">
            <text:p>Casper Marathon</text:p>
          </table:table-cell>
          <table:table-cell office:value-type="string">
            <text:p>Casper</text:p>
          </table:table-cell>
          <table:table-cell table:style-name="ce2" office:value-type="time" office:time-value="PT03H55M14S">
            <text:p>3:55:14</text:p>
          </table:table-cell>
          <table:table-cell office:value-type="float" office:value="21">
            <text:p>21</text:p>
          </table:table-cell>
          <table:table-cell table:style-name="ce4" office:value-type="date" office:date-value="2012-06-03">
            <text:p>06/03/2012</text:p>
          </table:table-cell>
          <table:table-cell table:number-columns-repeated="1018"/>
        </table:table-row>
        <table:table-row table:style-name="ro1">
          <table:table-cell office:value-type="string">
            <text:p>Minnesota</text:p>
          </table:table-cell>
          <table:table-cell office:value-type="string">
            <text:p>Grandma's Marathon</text:p>
          </table:table-cell>
          <table:table-cell office:value-type="string">
            <text:p>Duluth</text:p>
          </table:table-cell>
          <table:table-cell table:style-name="ce2" office:value-type="time" office:time-value="PT03H46M42S">
            <text:p>3:46:42</text:p>
          </table:table-cell>
          <table:table-cell office:value-type="float" office:value="22">
            <text:p>22</text:p>
          </table:table-cell>
          <table:table-cell table:style-name="ce4" office:value-type="date" office:date-value="2012-06-16">
            <text:p>06/16/2012</text:p>
          </table:table-cell>
          <table:table-cell table:number-columns-repeated="1018"/>
        </table:table-row>
        <table:table-row table:style-name="ro1">
          <table:table-cell office:value-type="string">
            <text:p>Wisconsin</text:p>
          </table:table-cell>
          <table:table-cell office:value-type="string">
            <text:p>HFM Maritime Marathon</text:p>
          </table:table-cell>
          <table:table-cell office:value-type="string">
            <text:p>Manitowoc</text:p>
          </table:table-cell>
          <table:table-cell table:style-name="ce2" office:value-type="time" office:time-value="PT03H52M53S">
            <text:p>3:52:53</text:p>
          </table:table-cell>
          <table:table-cell office:value-type="float" office:value="23">
            <text:p>23</text:p>
          </table:table-cell>
          <table:table-cell table:style-name="ce4" office:value-type="date" office:date-value="2012-06-24">
            <text:p>06/24/2012</text:p>
          </table:table-cell>
          <table:table-cell table:number-columns-repeated="1018"/>
        </table:table-row>
        <table:table-row table:style-name="ro1">
          <table:table-cell office:value-type="string">
            <text:p>Oregon</text:p>
          </table:table-cell>
          <table:table-cell office:value-type="string">
            <text:p>Foot Traffic Flat Marathon</text:p>
          </table:table-cell>
          <table:table-cell office:value-type="string">
            <text:p>Portland </text:p>
          </table:table-cell>
          <table:table-cell table:style-name="ce2" office:value-type="time" office:time-value="PT03H45M19S">
            <text:p>3:45:19</text:p>
          </table:table-cell>
          <table:table-cell office:value-type="float" office:value="24">
            <text:p>24</text:p>
          </table:table-cell>
          <table:table-cell table:style-name="ce4" office:value-type="date" office:date-value="2012-07-04">
            <text:p>07/04/2012</text:p>
          </table:table-cell>
          <table:table-cell table:number-columns-repeated="1018"/>
        </table:table-row>
        <table:table-row table:style-name="ro1">
          <table:table-cell office:value-type="string">
            <text:p>Nevada</text:p>
          </table:table-cell>
          <table:table-cell office:value-type="string">
            <text:p>ET Full Moon Midnight Marathon</text:p>
          </table:table-cell>
          <table:table-cell office:value-type="string">
            <text:p>Rachel</text:p>
          </table:table-cell>
          <table:table-cell table:style-name="ce2" office:value-type="time" office:time-value="PT03H54M31S">
            <text:p>3:54:31</text:p>
          </table:table-cell>
          <table:table-cell office:value-type="float" office:value="25">
            <text:p>25</text:p>
          </table:table-cell>
          <table:table-cell table:style-name="ce4" office:value-type="date" office:date-value="2012-08-05">
            <text:p>08/05/2012</text:p>
          </table:table-cell>
          <table:table-cell table:number-columns-repeated="1018"/>
        </table:table-row>
        <table:table-row table:style-name="ro1">
          <table:table-cell office:value-type="string">
            <text:p>Alaska</text:p>
          </table:table-cell>
          <table:table-cell office:value-type="string">
            <text:p>Moose's Tooth Marathon</text:p>
          </table:table-cell>
          <table:table-cell office:value-type="string">
            <text:p>Anchorage</text:p>
          </table:table-cell>
          <table:table-cell table:style-name="ce2" office:value-type="time" office:time-value="PT03H47M16S">
            <text:p>3:47:16</text:p>
          </table:table-cell>
          <table:table-cell office:value-type="float" office:value="26">
            <text:p>26</text:p>
          </table:table-cell>
          <table:table-cell table:style-name="ce4" office:value-type="date" office:date-value="2012-08-19">
            <text:p>08/19/2012</text:p>
          </table:table-cell>
          <table:table-cell table:number-columns-repeated="1018"/>
        </table:table-row>
        <table:table-row table:style-name="ro1">
          <table:table-cell office:value-type="string">
            <text:p>Colorado</text:p>
          </table:table-cell>
          <table:table-cell office:value-type="string">
            <text:p>ADT Marathon</text:p>
          </table:table-cell>
          <table:table-cell office:value-type="string">
            <text:p>Colorado Springs</text:p>
          </table:table-cell>
          <table:table-cell table:style-name="ce2" office:value-type="time" office:time-value="PT03H42M22S">
            <text:p>3:42:22</text:p>
          </table:table-cell>
          <table:table-cell office:value-type="float" office:value="27">
            <text:p>27</text:p>
          </table:table-cell>
          <table:table-cell table:style-name="ce4" office:value-type="date" office:date-value="2012-09-03">
            <text:p>09/03/2012</text:p>
          </table:table-cell>
          <table:table-cell table:number-columns-repeated="1018"/>
        </table:table-row>
        <table:table-row table:style-name="ro1">
          <table:table-cell office:value-type="string">
            <text:p>Pennsylvania</text:p>
          </table:table-cell>
          <table:table-cell office:value-type="string">
            <text:p>Erie Marathon</text:p>
          </table:table-cell>
          <table:table-cell office:value-type="string">
            <text:p>Erie</text:p>
          </table:table-cell>
          <table:table-cell table:style-name="ce2" office:value-type="time" office:time-value="PT03H43M07S">
            <text:p>3:43:07</text:p>
          </table:table-cell>
          <table:table-cell office:value-type="float" office:value="28">
            <text:p>28</text:p>
          </table:table-cell>
          <table:table-cell table:style-name="ce4" office:value-type="date" office:date-value="2012-09-16">
            <text:p>09/16/2012</text:p>
          </table:table-cell>
          <table:table-cell table:number-columns-repeated="1018"/>
        </table:table-row>
        <table:table-row table:style-name="ro1">
          <table:table-cell office:value-type="string">
            <text:p>Nebraska</text:p>
          </table:table-cell>
          <table:table-cell office:value-type="string">
            <text:p>Omaha Marathon</text:p>
          </table:table-cell>
          <table:table-cell office:value-type="string">
            <text:p>Omaha</text:p>
          </table:table-cell>
          <table:table-cell table:style-name="ce2" office:value-type="time" office:time-value="PT03H47M23S">
            <text:p>3:47:23</text:p>
          </table:table-cell>
          <table:table-cell office:value-type="float" office:value="29">
            <text:p>29</text:p>
          </table:table-cell>
          <table:table-cell table:style-name="ce4" office:value-type="date" office:date-value="2012-09-23">
            <text:p>09/23/2012</text:p>
          </table:table-cell>
          <table:table-cell table:number-columns-repeated="1018"/>
        </table:table-row>
        <table:table-row table:style-name="ro1">
          <table:table-cell office:value-type="string">
            <text:p>New Hampshire</text:p>
          </table:table-cell>
          <table:table-cell office:value-type="string">
            <text:p>Clarence DeMar Marathon</text:p>
          </table:table-cell>
          <table:table-cell office:value-type="string">
            <text:p>Keene</text:p>
          </table:table-cell>
          <table:table-cell table:style-name="ce2" office:value-type="time" office:time-value="PT03H54M08S">
            <text:p>3:54:08</text:p>
          </table:table-cell>
          <table:table-cell office:value-type="float" office:value="30">
            <text:p>30</text:p>
          </table:table-cell>
          <table:table-cell table:style-name="ce4" office:value-type="date" office:date-value="2012-09-30">
            <text:p>09/30/2012</text:p>
          </table:table-cell>
          <table:table-cell table:number-columns-repeated="1018"/>
        </table:table-row>
        <table:table-row table:style-name="ro1">
          <table:table-cell office:value-type="string">
            <text:p>Connecticut</text:p>
          </table:table-cell>
          <table:table-cell office:value-type="string">
            <text:p>Hartford Marathon</text:p>
          </table:table-cell>
          <table:table-cell office:value-type="string">
            <text:p>Hartford</text:p>
          </table:table-cell>
          <table:table-cell table:style-name="ce2" office:value-type="time" office:time-value="PT03H46M10S">
            <text:p>3:46:10</text:p>
          </table:table-cell>
          <table:table-cell office:value-type="float" office:value="31">
            <text:p>31</text:p>
          </table:table-cell>
          <table:table-cell table:style-name="ce4" office:value-type="date" office:date-value="2012-10-13">
            <text:p>10/13/2012</text:p>
          </table:table-cell>
          <table:table-cell table:number-columns-repeated="1018"/>
        </table:table-row>
        <table:table-row table:style-name="ro1">
          <table:table-cell office:value-type="string">
            <text:p>Iowa</text:p>
          </table:table-cell>
          <table:table-cell office:value-type="string">
            <text:p>Des Moines Marathon</text:p>
          </table:table-cell>
          <table:table-cell office:value-type="string">
            <text:p>Des Moines</text:p>
          </table:table-cell>
          <table:table-cell table:style-name="ce2" office:value-type="time" office:time-value="PT03H44M15S">
            <text:p>3:44:15</text:p>
          </table:table-cell>
          <table:table-cell office:value-type="float" office:value="32">
            <text:p>32</text:p>
          </table:table-cell>
          <table:table-cell table:style-name="ce4" office:value-type="date" office:date-value="2012-10-21">
            <text:p>10/21/2012</text:p>
          </table:table-cell>
          <table:table-cell table:number-columns-repeated="1018"/>
        </table:table-row>
        <table:table-row table:style-name="ro1">
          <table:table-cell office:value-type="string">
            <text:p>Indiana</text:p>
          </table:table-cell>
          <table:table-cell office:value-type="string">
            <text:p>Monumental Marathon</text:p>
          </table:table-cell>
          <table:table-cell office:value-type="string">
            <text:p>Indianapolis</text:p>
          </table:table-cell>
          <table:table-cell table:style-name="ce2" office:value-type="time" office:time-value="PT03H44M51S">
            <text:p>3:44:51</text:p>
          </table:table-cell>
          <table:table-cell office:value-type="float" office:value="33">
            <text:p>33</text:p>
          </table:table-cell>
          <table:table-cell table:style-name="ce4" office:value-type="date" office:date-value="2012-11-03">
            <text:p>11/03/2012</text:p>
          </table:table-cell>
          <table:table-cell table:number-columns-repeated="1018"/>
        </table:table-row>
        <table:table-row table:style-name="ro1">
          <table:table-cell office:value-type="string">
            <text:p>North Carolina</text:p>
          </table:table-cell>
          <table:table-cell office:value-type="string">
            <text:p>OBX Marathon</text:p>
          </table:table-cell>
          <table:table-cell office:value-type="string">
            <text:p>Outer Banks</text:p>
          </table:table-cell>
          <table:table-cell table:style-name="ce2" office:value-type="time" office:time-value="PT03H51M53S">
            <text:p>3:51:53</text:p>
          </table:table-cell>
          <table:table-cell office:value-type="float" office:value="34">
            <text:p>34</text:p>
          </table:table-cell>
          <table:table-cell table:style-name="ce4" office:value-type="date" office:date-value="2012-11-11">
            <text:p>11/11/2012</text:p>
          </table:table-cell>
          <table:table-cell table:number-columns-repeated="1018"/>
        </table:table-row>
        <table:table-row table:style-name="ro1">
          <table:table-cell office:value-type="string">
            <text:p>Arkansas</text:p>
          </table:table-cell>
          <table:table-cell office:value-type="string">
            <text:p>White River Marathon</text:p>
          </table:table-cell>
          <table:table-cell office:value-type="string">
            <text:p>Cotter</text:p>
          </table:table-cell>
          <table:table-cell table:style-name="ce2" office:value-type="time" office:time-value="PT03H54M45S">
            <text:p>3:54:45</text:p>
          </table:table-cell>
          <table:table-cell office:value-type="float" office:value="35">
            <text:p>35</text:p>
          </table:table-cell>
          <table:table-cell table:style-name="ce4" office:value-type="date" office:date-value="2012-11-17">
            <text:p>11/17/2012</text:p>
          </table:table-cell>
          <table:table-cell table:number-columns-repeated="1018"/>
        </table:table-row>
        <table:table-row table:style-name="ro1">
          <table:table-cell office:value-type="string">
            <text:p>Tennessee</text:p>
          </table:table-cell>
          <table:table-cell office:value-type="string">
            <text:p>St. Jude Marathon</text:p>
          </table:table-cell>
          <table:table-cell office:value-type="string">
            <text:p>Memphis</text:p>
          </table:table-cell>
          <table:table-cell table:style-name="ce2" office:value-type="time" office:time-value="PT03H55M15S">
            <text:p>3:55:15</text:p>
          </table:table-cell>
          <table:table-cell office:value-type="float" office:value="36">
            <text:p>36</text:p>
          </table:table-cell>
          <table:table-cell table:style-name="ce4" office:value-type="date" office:date-value="2012-12-01">
            <text:p>12/01/2012</text:p>
          </table:table-cell>
          <table:table-cell table:number-columns-repeated="1018"/>
        </table:table-row>
        <table:table-row table:style-name="ro1">
          <table:table-cell office:value-type="string">
            <text:p>Louisiana</text:p>
          </table:table-cell>
          <table:table-cell office:value-type="string">
            <text:p>Louisiana Marathon</text:p>
          </table:table-cell>
          <table:table-cell office:value-type="string">
            <text:p>Baton Rouge </text:p>
          </table:table-cell>
          <table:table-cell table:style-name="ce2" office:value-type="time" office:time-value="PT03H38M32S">
            <text:p>3:38:32</text:p>
          </table:table-cell>
          <table:table-cell office:value-type="float" office:value="37">
            <text:p>37</text:p>
          </table:table-cell>
          <table:table-cell table:style-name="ce4" office:value-type="date" office:date-value="2013-01-20">
            <text:p>01/20/2013</text:p>
          </table:table-cell>
          <table:table-cell table:number-columns-repeated="1018"/>
        </table:table-row>
        <table:table-row table:style-name="ro1">
          <table:table-cell office:value-type="string">
            <text:p>Georgia</text:p>
          </table:table-cell>
          <table:table-cell office:value-type="string">
            <text:p>Albany Marathon</text:p>
          </table:table-cell>
          <table:table-cell office:value-type="string">
            <text:p>Albany</text:p>
          </table:table-cell>
          <table:table-cell table:style-name="ce2" office:value-type="time" office:time-value="PT03H41M12S">
            <text:p>3:41:12</text:p>
          </table:table-cell>
          <table:table-cell office:value-type="float" office:value="38">
            <text:p>38</text:p>
          </table:table-cell>
          <table:table-cell table:style-name="ce4" office:value-type="date" office:date-value="2013-03-02">
            <text:p>03/02/2013</text:p>
          </table:table-cell>
          <table:table-cell table:number-columns-repeated="1018"/>
        </table:table-row>
        <table:table-row table:style-name="ro1">
          <table:table-cell office:value-type="string">
            <text:p>Hawaii</text:p>
          </table:table-cell>
          <table:table-cell office:value-type="string">
            <text:p>Big Island Marathon</text:p>
          </table:table-cell>
          <table:table-cell office:value-type="string">
            <text:p>Hilo</text:p>
          </table:table-cell>
          <table:table-cell table:style-name="ce2" office:value-type="time" office:time-value="PT03H47M34S">
            <text:p>3:47:34</text:p>
          </table:table-cell>
          <table:table-cell office:value-type="float" office:value="39">
            <text:p>39</text:p>
          </table:table-cell>
          <table:table-cell table:style-name="ce4" office:value-type="date" office:date-value="2013-03-17">
            <text:p>03/17/2013</text:p>
          </table:table-cell>
          <table:table-cell table:number-columns-repeated="1018"/>
        </table:table-row>
        <table:table-row table:style-name="ro1">
          <table:table-cell office:value-type="string">
            <text:p>Missouri</text:p>
          </table:table-cell>
          <table:table-cell office:value-type="string">
            <text:p>Go! Marathon</text:p>
          </table:table-cell>
          <table:table-cell office:value-type="string">
            <text:p>St. Louis</text:p>
          </table:table-cell>
          <table:table-cell table:style-name="ce2" office:value-type="time" office:time-value="PT03H43M28S">
            <text:p>3:43:28</text:p>
          </table:table-cell>
          <table:table-cell office:value-type="float" office:value="40">
            <text:p>40</text:p>
          </table:table-cell>
          <table:table-cell table:style-name="ce4" office:value-type="date" office:date-value="2013-04-07">
            <text:p>04/07/2013</text:p>
          </table:table-cell>
          <table:table-cell table:number-columns-repeated="1018"/>
        </table:table-row>
        <table:table-row table:style-name="ro1">
          <table:table-cell office:value-type="string">
            <text:p>Kansas</text:p>
          </table:table-cell>
          <table:table-cell office:value-type="string">
            <text:p>Eisenhower Marathon</text:p>
          </table:table-cell>
          <table:table-cell office:value-type="string">
            <text:p>Abilene</text:p>
          </table:table-cell>
          <table:table-cell table:style-name="ce2" office:value-type="time" office:time-value="PT03H52M15S">
            <text:p>3:52:15</text:p>
          </table:table-cell>
          <table:table-cell office:value-type="float" office:value="41">
            <text:p>41</text:p>
          </table:table-cell>
          <table:table-cell table:style-name="ce4" office:value-type="date" office:date-value="2013-04-13">
            <text:p>04/13/2013</text:p>
          </table:table-cell>
          <table:table-cell table:number-columns-repeated="1018"/>
        </table:table-row>
        <table:table-row table:style-name="ro1">
          <table:table-cell office:value-type="string">
            <text:p>Kentucky</text:p>
          </table:table-cell>
          <table:table-cell office:value-type="string">
            <text:p>Derby Festival Marathon</text:p>
          </table:table-cell>
          <table:table-cell office:value-type="string">
            <text:p>Louisville</text:p>
          </table:table-cell>
          <table:table-cell table:style-name="ce2" office:value-type="time" office:time-value="PT03H42M48S">
            <text:p>3:42:48</text:p>
          </table:table-cell>
          <table:table-cell office:value-type="float" office:value="42">
            <text:p>42</text:p>
          </table:table-cell>
          <table:table-cell table:style-name="ce4" office:value-type="date" office:date-value="2013-04-27">
            <text:p>04/27/2013</text:p>
          </table:table-cell>
          <table:table-cell table:number-columns-repeated="1018"/>
        </table:table-row>
        <table:table-row table:style-name="ro1">
          <table:table-cell office:value-type="string">
            <text:p>New Jersey</text:p>
          </table:table-cell>
          <table:table-cell office:value-type="string">
            <text:p>New Jersey Marathon</text:p>
          </table:table-cell>
          <table:table-cell office:value-type="string">
            <text:p>Long Branch</text:p>
          </table:table-cell>
          <table:table-cell table:style-name="ce2" office:value-type="time" office:time-value="PT03H48M54S">
            <text:p>3:48:54</text:p>
          </table:table-cell>
          <table:table-cell office:value-type="float" office:value="43">
            <text:p>43</text:p>
          </table:table-cell>
          <table:table-cell table:style-name="ce4" office:value-type="date" office:date-value="2013-05-05">
            <text:p>05/05/2013</text:p>
          </table:table-cell>
          <table:table-cell table:number-columns-repeated="1018"/>
        </table:table-row>
        <table:table-row table:style-name="ro1">
          <table:table-cell office:value-type="string">
            <text:p>North Dakota</text:p>
          </table:table-cell>
          <table:table-cell office:value-type="string">
            <text:p>Fargo Marathon</text:p>
          </table:table-cell>
          <table:table-cell office:value-type="string">
            <text:p>Fargo</text:p>
          </table:table-cell>
          <table:table-cell table:style-name="ce2" office:value-type="time" office:time-value="PT03H54M27S">
            <text:p>3:54:27</text:p>
          </table:table-cell>
          <table:table-cell office:value-type="float" office:value="44">
            <text:p>44</text:p>
          </table:table-cell>
          <table:table-cell table:style-name="ce4" office:value-type="date" office:date-value="2013-05-18">
            <text:p>05/18/2013</text:p>
          </table:table-cell>
          <table:table-cell table:number-columns-repeated="1018"/>
        </table:table-row>
        <table:table-row table:style-name="ro1">
          <table:table-cell office:value-type="string">
            <text:p>Vermont</text:p>
          </table:table-cell>
          <table:table-cell office:value-type="string">
            <text:p>Vermont City Marathon</text:p>
          </table:table-cell>
          <table:table-cell office:value-type="string">
            <text:p>Burlington </text:p>
          </table:table-cell>
          <table:table-cell table:style-name="ce2" office:value-type="time" office:time-value="PT03H47M18S">
            <text:p>3:47:18</text:p>
          </table:table-cell>
          <table:table-cell office:value-type="float" office:value="54">
            <text:p>54</text:p>
          </table:table-cell>
          <table:table-cell table:style-name="ce4" office:value-type="date" office:date-value="2013-05-26">
            <text:p>05/26/2013</text:p>
          </table:table-cell>
          <table:table-cell table:number-columns-repeated="1018"/>
        </table:table-row>
        <table:table-row table:style-name="ro1">
          <table:table-cell office:value-type="string">
            <text:p>Maine</text:p>
          </table:table-cell>
          <table:table-cell office:value-type="string">
            <text:p>Bay of Fundy Marathon</text:p>
          </table:table-cell>
          <table:table-cell office:value-type="string">
            <text:p>Lubec</text:p>
          </table:table-cell>
          <table:table-cell table:style-name="ce2" office:value-type="time" office:time-value="PT03H44M26S">
            <text:p>3:44:26</text:p>
          </table:table-cell>
          <table:table-cell office:value-type="float" office:value="46">
            <text:p>46</text:p>
          </table:table-cell>
          <table:table-cell table:style-name="ce4" office:value-type="date" office:date-value="2013-06-23">
            <text:p>06/23/2013</text:p>
          </table:table-cell>
          <table:table-cell table:number-columns-repeated="1018"/>
        </table:table-row>
        <table:table-row table:style-name="ro1">
          <table:table-cell office:value-type="string">
            <text:p>Montana</text:p>
          </table:table-cell>
          <table:table-cell office:value-type="string">
            <text:p>Missoula Marathon</text:p>
          </table:table-cell>
          <table:table-cell office:value-type="string">
            <text:p>Missoula</text:p>
          </table:table-cell>
          <table:table-cell table:style-name="ce2" office:value-type="time" office:time-value="PT03H43M04S">
            <text:p>3:43:04</text:p>
          </table:table-cell>
          <table:table-cell office:value-type="float" office:value="47">
            <text:p>47</text:p>
          </table:table-cell>
          <table:table-cell table:style-name="ce4" office:value-type="date" office:date-value="2013-07-14">
            <text:p>07/14/2013</text:p>
          </table:table-cell>
          <table:table-cell table:number-columns-repeated="1018"/>
        </table:table-row>
        <table:table-row table:style-name="ro1">
          <table:table-cell office:value-type="string">
            <text:p>Idaho</text:p>
          </table:table-cell>
          <table:table-cell office:value-type="string">
            <text:p>Pocatello Marathon</text:p>
          </table:table-cell>
          <table:table-cell office:value-type="string">
            <text:p>Pocatello</text:p>
          </table:table-cell>
          <table:table-cell table:style-name="ce2" office:value-type="time" office:time-value="PT03H42M47S">
            <text:p>3:42:47</text:p>
          </table:table-cell>
          <table:table-cell office:value-type="float" office:value="48">
            <text:p>48</text:p>
          </table:table-cell>
          <table:table-cell table:style-name="ce4" office:value-type="date" office:date-value="2013-08-31">
            <text:p>08/31/2013</text:p>
          </table:table-cell>
          <table:table-cell table:number-columns-repeated="1018"/>
        </table:table-row>
        <table:table-row table:style-name="ro1">
          <table:table-cell office:value-type="string">
            <text:p>South Dakota</text:p>
          </table:table-cell>
          <table:table-cell office:value-type="string">
            <text:p>Sioux Falls Marathon</text:p>
          </table:table-cell>
          <table:table-cell office:value-type="string">
            <text:p>Sioux Falls</text:p>
          </table:table-cell>
          <table:table-cell table:style-name="ce2" office:value-type="time" office:time-value="PT03H58M31S">
            <text:p>3:58:31</text:p>
          </table:table-cell>
          <table:table-cell office:value-type="float" office:value="49">
            <text:p>49</text:p>
          </table:table-cell>
          <table:table-cell table:style-name="ce4" office:value-type="date" office:date-value="2013-09-08">
            <text:p>09/08/2013</text:p>
          </table:table-cell>
          <table:table-cell table:number-columns-repeated="1018"/>
        </table:table-row>
        <table:table-row table:style-name="ro1">
          <table:table-cell office:value-type="string">
            <text:p>District of Columbia</text:p>
          </table:table-cell>
          <table:table-cell office:value-type="string">
            <text:p>Marine Corps Marathon </text:p>
          </table:table-cell>
          <table:table-cell office:value-type="string">
            <text:p>Washington</text:p>
          </table:table-cell>
          <table:table-cell table:style-name="ce2" office:value-type="time" office:time-value="PT03H48M06S">
            <text:p>3:48:06</text:p>
          </table:table-cell>
          <table:table-cell office:value-type="float" office:value="50">
            <text:p>50</text:p>
          </table:table-cell>
          <table:table-cell table:style-name="ce4" office:value-type="date" office:date-value="2013-10-27">
            <text:p>10/27/2013</text:p>
          </table:table-cell>
          <table:table-cell table:number-columns-repeated="1018"/>
        </table:table-row>
        <table:table-row table:style-name="ro1">
          <table:table-cell office:value-type="string">
            <text:p>Texas</text:p>
          </table:table-cell>
          <table:table-cell office:value-type="string">
            <text:p>Houston Marathon</text:p>
          </table:table-cell>
          <table:table-cell office:value-type="string">
            <text:p>Houston</text:p>
          </table:table-cell>
          <table:table-cell table:style-name="ce2" office:value-type="time" office:time-value="PT03H45M00S">
            <text:p>3:45:00</text:p>
          </table:table-cell>
          <table:table-cell office:value-type="float" office:value="51">
            <text:p>51</text:p>
          </table:table-cell>
          <table:table-cell table:style-name="ce4" office:value-type="date" office:date-value="2014-01-19">
            <text:p>01/19/2014</text:p>
          </table:table-cell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 table:print="false">
        <office:forms form:automatic-focus="false" form:apply-design-mode="false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8" table:default-cell-style-name="ce1"/>
        <table:table-column table:style-name="co6" table:default-cell-style-name="ce5"/>
        <table:table-column table:style-name="co6" table:default-cell-style-name="ce3"/>
        <table:table-column table:style-name="co7" table:number-columns-repeated="1009" table:default-cell-style-name="ce1"/>
        <table:table-column table:style-name="co7" table:number-columns-repeated="8" table:default-cell-style-name="Default"/>
        <table:table-row table:style-name="ro1">
          <table:table-cell office:value-type="string">
            <text:p>Number</text:p>
          </table:table-cell>
          <table:table-cell office:value-type="string">
            <text:p>State</text:p>
          </table:table-cell>
          <table:table-cell office:value-type="string">
            <text:p>Racename</text:p>
          </table:table-cell>
          <table:table-cell office:value-type="string">
            <text:p>Town</text:p>
          </table:table-cell>
          <table:table-cell office:value-type="string">
            <text:p>Completed</text:p>
          </table:table-cell>
          <table:table-cell office:value-type="string">
            <text:p>Time</text:p>
          </table:table-cell>
          <table:table-cell office:value-type="string">
            <text:p>mDate</text:p>
          </table:table-cell>
          <table:table-cell office:value-type="string">
            <text:p>Lat</text:p>
          </table:table-cell>
          <table:table-cell office:value-type="string">
            <text:p>Long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lifornia</text:p>
          </table:table-cell>
          <table:table-cell office:value-type="string">
            <text:p>Los Angeles Marathon</text:p>
          </table:table-cell>
          <table:table-cell office:value-type="string">
            <text:p>Los Angeles</text:p>
          </table:table-cell>
          <table:table-cell table:style-name="ce2" office:value-type="time" office:time-value="PT03H44M29S">
            <text:p>3:44:29</text:p>
          </table:table-cell>
          <table:table-cell table:style-name="ce6" office:value-type="date" office:date-value="1998-03-29">
            <text:p>1998-03-29</text:p>
          </table:table-cell>
          <table:table-cell table:style-name="ce4" office:value-type="date" office:date-value="1998-03-29">
            <text:p>03/29/1998</text:p>
          </table:table-cell>
          <table:table-cell office:value-type="float" office:value="34.0204989">
            <text:p>34.0204989</text:p>
          </table:table-cell>
          <table:table-cell office:value-type="float" office:value="-118.4117325">
            <text:p>-118.4117325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llinois</text:p>
          </table:table-cell>
          <table:table-cell office:value-type="string">
            <text:p>Chicago Marathon</text:p>
          </table:table-cell>
          <table:table-cell office:value-type="string">
            <text:p>Chicago</text:p>
          </table:table-cell>
          <table:table-cell table:style-name="ce2" office:value-type="time" office:time-value="PT03H18M14S">
            <text:p>3:18:14</text:p>
          </table:table-cell>
          <table:table-cell table:style-name="ce6" office:value-type="date" office:date-value="1999-10-24">
            <text:p>1999-10-24</text:p>
          </table:table-cell>
          <table:table-cell table:style-name="ce4" office:value-type="date" office:date-value="1999-10-24">
            <text:p>10/24/1999</text:p>
          </table:table-cell>
          <table:table-cell office:value-type="float" office:value="41.8337329">
            <text:p>41.8337329</text:p>
          </table:table-cell>
          <table:table-cell office:value-type="float" office:value="-87.7321555">
            <text:p>-87.7321555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ssachusetts</text:p>
          </table:table-cell>
          <table:table-cell office:value-type="string">
            <text:p>Boston Marathon</text:p>
          </table:table-cell>
          <table:table-cell office:value-type="string">
            <text:p>Boston</text:p>
          </table:table-cell>
          <table:table-cell table:style-name="ce2" office:value-type="time" office:time-value="PT03H43M46S">
            <text:p>3:43:46</text:p>
          </table:table-cell>
          <table:table-cell table:style-name="ce6" office:value-type="date" office:date-value="2000-04-17">
            <text:p>2000-04-17</text:p>
          </table:table-cell>
          <table:table-cell table:style-name="ce4" office:value-type="date" office:date-value="2000-04-17">
            <text:p>04/17/2000</text:p>
          </table:table-cell>
          <table:table-cell office:value-type="float" office:value="42.3133735">
            <text:p>42.3133735</text:p>
          </table:table-cell>
          <table:table-cell office:value-type="float" office:value="-71.0296462">
            <text:p>-71.0296462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ichigan</text:p>
          </table:table-cell>
          <table:table-cell office:value-type="string">
            <text:p>Detroit Marathon</text:p>
          </table:table-cell>
          <table:table-cell office:value-type="string">
            <text:p>Detroit</text:p>
          </table:table-cell>
          <table:table-cell table:style-name="ce2" office:value-type="time" office:time-value="PT03H20M28S">
            <text:p>3:20:28</text:p>
          </table:table-cell>
          <table:table-cell table:style-name="ce6" office:value-type="date" office:date-value="2006-10-29">
            <text:p>2006-10-29</text:p>
          </table:table-cell>
          <table:table-cell table:style-name="ce4" office:value-type="date" office:date-value="2006-10-29">
            <text:p>10/29/2006</text:p>
          </table:table-cell>
          <table:table-cell office:value-type="float" office:value="42.352711">
            <text:p>42.352711</text:p>
          </table:table-cell>
          <table:table-cell office:value-type="float" office:value="-83.099205">
            <text:p>-83.099205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labama</text:p>
          </table:table-cell>
          <table:table-cell office:value-type="string">
            <text:p>Rocket City Marathon</text:p>
          </table:table-cell>
          <table:table-cell office:value-type="string">
            <text:p>Huntsville</text:p>
          </table:table-cell>
          <table:table-cell table:style-name="ce2" office:value-type="time" office:time-value="PT03H28M28S">
            <text:p>3:28:28</text:p>
          </table:table-cell>
          <table:table-cell table:style-name="ce6" office:value-type="date" office:date-value="2006-12-09">
            <text:p>2006-12-09</text:p>
          </table:table-cell>
          <table:table-cell table:style-name="ce4" office:value-type="date" office:date-value="2006-12-09">
            <text:p>12/09/2006</text:p>
          </table:table-cell>
          <table:table-cell office:value-type="float" office:value="34.7014286">
            <text:p>34.7014286</text:p>
          </table:table-cell>
          <table:table-cell office:value-type="float" office:value="-86.6597495">
            <text:p>-86.6597495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est Virginia</text:p>
          </table:table-cell>
          <table:table-cell office:value-type="string">
            <text:p>Marshall University Marathon</text:p>
          </table:table-cell>
          <table:table-cell office:value-type="string">
            <text:p>Huntington</text:p>
          </table:table-cell>
          <table:table-cell table:style-name="ce2" office:value-type="time" office:time-value="PT03H24M19S">
            <text:p>3:24:19</text:p>
          </table:table-cell>
          <table:table-cell table:style-name="ce6" office:value-type="date" office:date-value="2010-11-07">
            <text:p>2010-11-07</text:p>
          </table:table-cell>
          <table:table-cell table:style-name="ce4" office:value-type="date" office:date-value="2010-11-07">
            <text:p>11/07/2010</text:p>
          </table:table-cell>
          <table:table-cell office:value-type="float" office:value="38.4076705">
            <text:p>38.4076705</text:p>
          </table:table-cell>
          <table:table-cell office:value-type="float" office:value="-82.4419359">
            <text:p>-82.4419359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ashington</text:p>
          </table:table-cell>
          <table:table-cell office:value-type="string">
            <text:p>Bellingham Bay Marathon</text:p>
          </table:table-cell>
          <table:table-cell office:value-type="string">
            <text:p>Bellingham</text:p>
          </table:table-cell>
          <table:table-cell table:style-name="ce2" office:value-type="time" office:time-value="PT03H46M18S">
            <text:p>3:46:18</text:p>
          </table:table-cell>
          <table:table-cell table:style-name="ce6" office:value-type="date" office:date-value="2011-09-25">
            <text:p>2011-09-25</text:p>
          </table:table-cell>
          <table:table-cell table:style-name="ce4" office:value-type="date" office:date-value="2011-09-25">
            <text:p>09/25/2011</text:p>
          </table:table-cell>
          <table:table-cell office:value-type="float" office:value="48.7537357">
            <text:p>48.7537357</text:p>
          </table:table-cell>
          <table:table-cell office:value-type="float" office:value="-122.46131">
            <text:p>-122.46131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ew York</text:p>
          </table:table-cell>
          <table:table-cell office:value-type="string">
            <text:p>New York City Marathon</text:p>
          </table:table-cell>
          <table:table-cell office:value-type="string">
            <text:p>New York City</text:p>
          </table:table-cell>
          <table:table-cell table:style-name="ce2" office:value-type="time" office:time-value="PT03H54M52S">
            <text:p>3:54:52</text:p>
          </table:table-cell>
          <table:table-cell table:style-name="ce6" office:value-type="date" office:date-value="2011-11-06">
            <text:p>2011-11-06</text:p>
          </table:table-cell>
          <table:table-cell table:style-name="ce4" office:value-type="date" office:date-value="2011-11-06">
            <text:p>11/06/2011</text:p>
          </table:table-cell>
          <table:table-cell office:value-type="float" office:value="40.7056308">
            <text:p>40.7056308</text:p>
          </table:table-cell>
          <table:table-cell office:value-type="float" office:value="-73.9780035">
            <text:p>-73.9780035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ississippi</text:p>
          </table:table-cell>
          <table:table-cell office:value-type="string">
            <text:p>Mississippi Coast Marathon</text:p>
          </table:table-cell>
          <table:table-cell office:value-type="string">
            <text:p>Waveland</text:p>
          </table:table-cell>
          <table:table-cell table:style-name="ce2" office:value-type="time" office:time-value="PT03H22M11S">
            <text:p>3:22:11</text:p>
          </table:table-cell>
          <table:table-cell table:style-name="ce6" office:value-type="date" office:date-value="2011-11-26">
            <text:p>2011-11-26</text:p>
          </table:table-cell>
          <table:table-cell table:style-name="ce4" office:value-type="date" office:date-value="2011-11-26">
            <text:p>11/26/2011</text:p>
          </table:table-cell>
          <table:table-cell office:value-type="float" office:value="30.2851099">
            <text:p>30.2851099</text:p>
          </table:table-cell>
          <table:table-cell office:value-type="float" office:value="-89.3782905">
            <text:p>-89.3782905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elaware</text:p>
          </table:table-cell>
          <table:table-cell office:value-type="string">
            <text:p>Seashore Marathon</text:p>
          </table:table-cell>
          <table:table-cell office:value-type="string">
            <text:p>Rehoboth Beach</text:p>
          </table:table-cell>
          <table:table-cell table:style-name="ce2" office:value-type="time" office:time-value="PT03H40M19S">
            <text:p>3:40:19</text:p>
          </table:table-cell>
          <table:table-cell table:style-name="ce6" office:value-type="date" office:date-value="2011-12-10">
            <text:p>2011-12-10</text:p>
          </table:table-cell>
          <table:table-cell table:style-name="ce4" office:value-type="date" office:date-value="2011-12-10">
            <text:p>12/10/2011</text:p>
          </table:table-cell>
          <table:table-cell office:value-type="float" office:value="38.724158">
            <text:p>38.724158</text:p>
          </table:table-cell>
          <table:table-cell office:value-type="float" office:value="-75.0928552">
            <text:p>-75.0928552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lorida</text:p>
          </table:table-cell>
          <table:table-cell office:value-type="string">
            <text:p>Disney World Marathon</text:p>
          </table:table-cell>
          <table:table-cell office:value-type="string">
            <text:p>Orlando</text:p>
          </table:table-cell>
          <table:table-cell table:style-name="ce2" office:value-type="time" office:time-value="PT03H43M46S">
            <text:p>3:43:46</text:p>
          </table:table-cell>
          <table:table-cell table:style-name="ce6" office:value-type="date" office:date-value="2012-01-08">
            <text:p>2012-01-08</text:p>
          </table:table-cell>
          <table:table-cell table:style-name="ce4" office:value-type="date" office:date-value="2012-01-08">
            <text:p>01/08/2012</text:p>
          </table:table-cell>
          <table:table-cell office:value-type="float" office:value="28.4811689">
            <text:p>28.4811689</text:p>
          </table:table-cell>
          <table:table-cell office:value-type="float" office:value="-81.36875">
            <text:p>-81.36875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rizona</text:p>
          </table:table-cell>
          <table:table-cell office:value-type="string">
            <text:p>Rock N Roll Marathon</text:p>
          </table:table-cell>
          <table:table-cell office:value-type="string">
            <text:p>Tempe</text:p>
          </table:table-cell>
          <table:table-cell table:style-name="ce2" office:value-type="time" office:time-value="PT03H40M16S">
            <text:p>3:40:16</text:p>
          </table:table-cell>
          <table:table-cell table:style-name="ce6" office:value-type="date" office:date-value="2012-01-15">
            <text:p>2012-01-15</text:p>
          </table:table-cell>
          <table:table-cell table:style-name="ce4" office:value-type="date" office:date-value="2012-01-15">
            <text:p>01/15/2012</text:p>
          </table:table-cell>
          <table:table-cell office:value-type="float" office:value="33.3919224">
            <text:p>33.3919224</text:p>
          </table:table-cell>
          <table:table-cell office:value-type="float" office:value="-111.9281011">
            <text:p>-111.9281011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outh Carolina</text:p>
          </table:table-cell>
          <table:table-cell office:value-type="string">
            <text:p>Myrtle Beach Marathon</text:p>
          </table:table-cell>
          <table:table-cell office:value-type="string">
            <text:p>Myrtle Beach</text:p>
          </table:table-cell>
          <table:table-cell table:style-name="ce2" office:value-type="time" office:time-value="PT03H41M59S">
            <text:p>3:41:59</text:p>
          </table:table-cell>
          <table:table-cell table:style-name="ce6" office:value-type="date" office:date-value="2012-02-18">
            <text:p>2012-02-18</text:p>
          </table:table-cell>
          <table:table-cell table:style-name="ce4" office:value-type="date" office:date-value="2012-02-18">
            <text:p>02/18/2012</text:p>
          </table:table-cell>
          <table:table-cell office:value-type="float" office:value="33.7197455">
            <text:p>33.7197455</text:p>
          </table:table-cell>
          <table:table-cell office:value-type="float" office:value="-78.8788075">
            <text:p>-78.8788075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ryland</text:p>
          </table:table-cell>
          <table:table-cell office:value-type="string">
            <text:p>B&amp;A Trail Marathon</text:p>
          </table:table-cell>
          <table:table-cell office:value-type="string">
            <text:p>Severna Park</text:p>
          </table:table-cell>
          <table:table-cell table:style-name="ce2" office:value-type="time" office:time-value="PT03H45M11S">
            <text:p>3:45:11</text:p>
          </table:table-cell>
          <table:table-cell table:style-name="ce6" office:value-type="date" office:date-value="2012-03-04">
            <text:p>2012-03-04</text:p>
          </table:table-cell>
          <table:table-cell table:style-name="ce4" office:value-type="date" office:date-value="2012-03-04">
            <text:p>03/04/2012</text:p>
          </table:table-cell>
          <table:table-cell office:value-type="float" office:value="39.0870708">
            <text:p>39.0870708</text:p>
          </table:table-cell>
          <table:table-cell office:value-type="float" office:value="-76.5729721">
            <text:p>-76.5729721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irginia</text:p>
          </table:table-cell>
          <table:table-cell office:value-type="string">
            <text:p>Shamrock Marathon</text:p>
          </table:table-cell>
          <table:table-cell office:value-type="string">
            <text:p>Virginia Beach</text:p>
          </table:table-cell>
          <table:table-cell table:style-name="ce2" office:value-type="time" office:time-value="PT03H45M33S">
            <text:p>3:45:33</text:p>
          </table:table-cell>
          <table:table-cell table:style-name="ce6" office:value-type="date" office:date-value="2012-03-18">
            <text:p>2012-03-18</text:p>
          </table:table-cell>
          <table:table-cell table:style-name="ce4" office:value-type="date" office:date-value="2012-03-18">
            <text:p>03/18/2012</text:p>
          </table:table-cell>
          <table:table-cell office:value-type="float" office:value="36.7674971">
            <text:p>36.7674971</text:p>
          </table:table-cell>
          <table:table-cell office:value-type="float" office:value="-76.0476647">
            <text:p>-76.0476647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klahoma</text:p>
          </table:table-cell>
          <table:table-cell office:value-type="string">
            <text:p>A2A Marathon</text:p>
          </table:table-cell>
          <table:table-cell office:value-type="string">
            <text:p>Ardmore</text:p>
          </table:table-cell>
          <table:table-cell table:style-name="ce2" office:value-type="time" office:time-value="PT03H55M20S">
            <text:p>3:55:20</text:p>
          </table:table-cell>
          <table:table-cell table:style-name="ce6" office:value-type="date" office:date-value="2012-04-01">
            <text:p>2012-04-01</text:p>
          </table:table-cell>
          <table:table-cell table:style-name="ce4" office:value-type="date" office:date-value="2012-04-01">
            <text:p>04/01/2012</text:p>
          </table:table-cell>
          <table:table-cell office:value-type="float" office:value="34.230639">
            <text:p>34.230639</text:p>
          </table:table-cell>
          <table:table-cell office:value-type="float" office:value="-97.1057965">
            <text:p>-97.1057965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hode Island</text:p>
          </table:table-cell>
          <table:table-cell office:value-type="string">
            <text:p>Gansett Marathon</text:p>
          </table:table-cell>
          <table:table-cell office:value-type="string">
            <text:p>Narragansett</text:p>
          </table:table-cell>
          <table:table-cell table:style-name="ce2" office:value-type="time" office:time-value="PT03H52M26S">
            <text:p>3:52:26</text:p>
          </table:table-cell>
          <table:table-cell table:style-name="ce6" office:value-type="date" office:date-value="2012-04-14">
            <text:p>2012-04-14</text:p>
          </table:table-cell>
          <table:table-cell table:style-name="ce4" office:value-type="date" office:date-value="2012-04-14">
            <text:p>04/14/2012</text:p>
          </table:table-cell>
          <table:table-cell office:value-type="float" office:value="41.45">
            <text:p>41.45</text:p>
          </table:table-cell>
          <table:table-cell office:value-type="float" office:value="-71.4495">
            <text:p>-71.4495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Ohio</text:p>
          </table:table-cell>
          <table:table-cell office:value-type="string">
            <text:p>Glass City Marathon</text:p>
          </table:table-cell>
          <table:table-cell office:value-type="string">
            <text:p>Toledo</text:p>
          </table:table-cell>
          <table:table-cell table:style-name="ce2" office:value-type="time" office:time-value="PT03H28M29S">
            <text:p>3:28:29</text:p>
          </table:table-cell>
          <table:table-cell table:style-name="ce6" office:value-type="date" office:date-value="2012-04-22">
            <text:p>2012-04-22</text:p>
          </table:table-cell>
          <table:table-cell table:style-name="ce4" office:value-type="date" office:date-value="2012-04-22">
            <text:p>04/22/2012</text:p>
          </table:table-cell>
          <table:table-cell office:value-type="float" office:value="41.656555">
            <text:p>41.656555</text:p>
          </table:table-cell>
          <table:table-cell office:value-type="float" office:value="-83.5744712">
            <text:p>-83.5744712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ew Mexico</text:p>
          </table:table-cell>
          <table:table-cell office:value-type="string">
            <text:p>Shiprock Marathon</text:p>
          </table:table-cell>
          <table:table-cell office:value-type="string">
            <text:p>Shiprock</text:p>
          </table:table-cell>
          <table:table-cell table:style-name="ce2" office:value-type="time" office:time-value="PT03H52M55S">
            <text:p>3:52:55</text:p>
          </table:table-cell>
          <table:table-cell table:style-name="ce6" office:value-type="date" office:date-value="2012-05-05">
            <text:p>2012-05-05</text:p>
          </table:table-cell>
          <table:table-cell table:style-name="ce4" office:value-type="date" office:date-value="2012-05-05">
            <text:p>05/05/2012</text:p>
          </table:table-cell>
          <table:table-cell office:value-type="float" office:value="36.7735">
            <text:p>36.7735</text:p>
          </table:table-cell>
          <table:table-cell office:value-type="float" office:value="-108.7014">
            <text:p>-108.7014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tah</text:p>
          </table:table-cell>
          <table:table-cell office:value-type="string">
            <text:p>Ogden Marathon</text:p>
          </table:table-cell>
          <table:table-cell office:value-type="string">
            <text:p>Ogden</text:p>
          </table:table-cell>
          <table:table-cell table:style-name="ce2" office:value-type="time" office:time-value="PT03H47M28S">
            <text:p>3:47:28</text:p>
          </table:table-cell>
          <table:table-cell table:style-name="ce6" office:value-type="date" office:date-value="2012-05-19">
            <text:p>2012-05-19</text:p>
          </table:table-cell>
          <table:table-cell table:style-name="ce4" office:value-type="date" office:date-value="2012-05-19">
            <text:p>05/19/2012</text:p>
          </table:table-cell>
          <table:table-cell office:value-type="float" office:value="41.2227253">
            <text:p>41.2227253</text:p>
          </table:table-cell>
          <table:table-cell office:value-type="float" office:value="-111.972674">
            <text:p>-111.972674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Wyoming</text:p>
          </table:table-cell>
          <table:table-cell office:value-type="string">
            <text:p>Casper Marathon</text:p>
          </table:table-cell>
          <table:table-cell office:value-type="string">
            <text:p>Casper</text:p>
          </table:table-cell>
          <table:table-cell table:style-name="ce2" office:value-type="time" office:time-value="PT03H55M14S">
            <text:p>3:55:14</text:p>
          </table:table-cell>
          <table:table-cell table:style-name="ce6" office:value-type="date" office:date-value="2012-06-03">
            <text:p>2012-06-03</text:p>
          </table:table-cell>
          <table:table-cell table:style-name="ce4" office:value-type="date" office:date-value="2012-06-03">
            <text:p>06/03/2012</text:p>
          </table:table-cell>
          <table:table-cell office:value-type="float" office:value="42.8498168">
            <text:p>42.8498168</text:p>
          </table:table-cell>
          <table:table-cell office:value-type="float" office:value="-106.3248799">
            <text:p>-106.3248799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innesota</text:p>
          </table:table-cell>
          <table:table-cell office:value-type="string">
            <text:p>Grandma's Marathon</text:p>
          </table:table-cell>
          <table:table-cell office:value-type="string">
            <text:p>Duluth</text:p>
          </table:table-cell>
          <table:table-cell table:style-name="ce2" office:value-type="time" office:time-value="PT03H46M42S">
            <text:p>3:46:42</text:p>
          </table:table-cell>
          <table:table-cell table:style-name="ce6" office:value-type="date" office:date-value="2012-06-16">
            <text:p>2012-06-16</text:p>
          </table:table-cell>
          <table:table-cell table:style-name="ce4" office:value-type="date" office:date-value="2012-06-16">
            <text:p>06/16/2012</text:p>
          </table:table-cell>
          <table:table-cell office:value-type="float" office:value="46.7649885">
            <text:p>46.7649885</text:p>
          </table:table-cell>
          <table:table-cell office:value-type="float" office:value="-92.1112232">
            <text:p>-92.1112232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Wisconsin</text:p>
          </table:table-cell>
          <table:table-cell office:value-type="string">
            <text:p>HFM Maritime Marathon</text:p>
          </table:table-cell>
          <table:table-cell office:value-type="string">
            <text:p>Manitowoc</text:p>
          </table:table-cell>
          <table:table-cell table:style-name="ce2" office:value-type="time" office:time-value="PT03H52M53S">
            <text:p>3:52:53</text:p>
          </table:table-cell>
          <table:table-cell table:style-name="ce6" office:value-type="date" office:date-value="2012-06-24">
            <text:p>2012-06-24</text:p>
          </table:table-cell>
          <table:table-cell table:style-name="ce4" office:value-type="date" office:date-value="2012-06-24">
            <text:p>06/24/2012</text:p>
          </table:table-cell>
          <table:table-cell office:value-type="float" office:value="44.0938975">
            <text:p>44.0938975</text:p>
          </table:table-cell>
          <table:table-cell office:value-type="float" office:value="-87.6907719">
            <text:p>-87.6907719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Oregon</text:p>
          </table:table-cell>
          <table:table-cell office:value-type="string">
            <text:p>Foot Traffic Flat Marathon</text:p>
          </table:table-cell>
          <table:table-cell office:value-type="string">
            <text:p>Portland </text:p>
          </table:table-cell>
          <table:table-cell table:style-name="ce2" office:value-type="time" office:time-value="PT03H45M19S">
            <text:p>3:45:19</text:p>
          </table:table-cell>
          <table:table-cell table:style-name="ce6" office:value-type="date" office:date-value="2012-07-04">
            <text:p>2012-07-04</text:p>
          </table:table-cell>
          <table:table-cell table:style-name="ce4" office:value-type="date" office:date-value="2012-07-04">
            <text:p>07/04/2012</text:p>
          </table:table-cell>
          <table:table-cell office:value-type="float" office:value="45.5424364">
            <text:p>45.5424364</text:p>
          </table:table-cell>
          <table:table-cell office:value-type="float" office:value="-122.654422">
            <text:p>-122.654422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evada</text:p>
          </table:table-cell>
          <table:table-cell office:value-type="string">
            <text:p>ET Full Moon Midnight Marathon</text:p>
          </table:table-cell>
          <table:table-cell office:value-type="string">
            <text:p>Rachel</text:p>
          </table:table-cell>
          <table:table-cell table:style-name="ce2" office:value-type="time" office:time-value="PT03H54M31S">
            <text:p>3:54:31</text:p>
          </table:table-cell>
          <table:table-cell table:style-name="ce6" office:value-type="date" office:date-value="2012-08-05">
            <text:p>2012-08-05</text:p>
          </table:table-cell>
          <table:table-cell table:style-name="ce4" office:value-type="date" office:date-value="2012-08-05">
            <text:p>08/05/2012</text:p>
          </table:table-cell>
          <table:table-cell office:value-type="float" office:value="37.6446714">
            <text:p>37.6446714</text:p>
          </table:table-cell>
          <table:table-cell office:value-type="float" office:value="-115.7436451">
            <text:p>-115.7436451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laska</text:p>
          </table:table-cell>
          <table:table-cell office:value-type="string">
            <text:p>Moose's Tooth Marathon</text:p>
          </table:table-cell>
          <table:table-cell office:value-type="string">
            <text:p>Anchorage</text:p>
          </table:table-cell>
          <table:table-cell table:style-name="ce2" office:value-type="time" office:time-value="PT03H47M16S">
            <text:p>3:47:16</text:p>
          </table:table-cell>
          <table:table-cell table:style-name="ce6" office:value-type="date" office:date-value="2012-08-19">
            <text:p>2012-08-19</text:p>
          </table:table-cell>
          <table:table-cell table:style-name="ce4" office:value-type="date" office:date-value="2012-08-19">
            <text:p>08/19/2012</text:p>
          </table:table-cell>
          <table:table-cell office:value-type="float" office:value="61.2167">
            <text:p>61.2167</text:p>
          </table:table-cell>
          <table:table-cell office:value-type="float" office:value="-149.9">
            <text:p>-149.9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lorado</text:p>
          </table:table-cell>
          <table:table-cell office:value-type="string">
            <text:p>ADT Marathon</text:p>
          </table:table-cell>
          <table:table-cell office:value-type="string">
            <text:p>Colorado Springs</text:p>
          </table:table-cell>
          <table:table-cell table:style-name="ce2" office:value-type="time" office:time-value="PT03H42M22S">
            <text:p>3:42:22</text:p>
          </table:table-cell>
          <table:table-cell table:style-name="ce6" office:value-type="date" office:date-value="2012-09-03">
            <text:p>2012-09-03</text:p>
          </table:table-cell>
          <table:table-cell table:style-name="ce4" office:value-type="date" office:date-value="2012-09-03">
            <text:p>09/03/2012</text:p>
          </table:table-cell>
          <table:table-cell office:value-type="float" office:value="38.8338">
            <text:p>38.8338</text:p>
          </table:table-cell>
          <table:table-cell office:value-type="float" office:value="-104.8213">
            <text:p>-104.8213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ennsylvania</text:p>
          </table:table-cell>
          <table:table-cell office:value-type="string">
            <text:p>Erie Marathon</text:p>
          </table:table-cell>
          <table:table-cell office:value-type="string">
            <text:p>Erie</text:p>
          </table:table-cell>
          <table:table-cell table:style-name="ce2" office:value-type="time" office:time-value="PT03H43M07S">
            <text:p>3:43:07</text:p>
          </table:table-cell>
          <table:table-cell table:style-name="ce6" office:value-type="date" office:date-value="2012-09-16">
            <text:p>2012-09-16</text:p>
          </table:table-cell>
          <table:table-cell table:style-name="ce4" office:value-type="date" office:date-value="2012-09-16">
            <text:p>09/16/2012</text:p>
          </table:table-cell>
          <table:table-cell office:value-type="float" office:value="42.1153695">
            <text:p>42.1153695</text:p>
          </table:table-cell>
          <table:table-cell office:value-type="float" office:value="-80.070947">
            <text:p>-80.070947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ebraska</text:p>
          </table:table-cell>
          <table:table-cell office:value-type="string">
            <text:p>Omaha Marathon</text:p>
          </table:table-cell>
          <table:table-cell office:value-type="string">
            <text:p>Omaha</text:p>
          </table:table-cell>
          <table:table-cell table:style-name="ce2" office:value-type="time" office:time-value="PT03H47M23S">
            <text:p>3:47:23</text:p>
          </table:table-cell>
          <table:table-cell table:style-name="ce6" office:value-type="date" office:date-value="2012-09-23">
            <text:p>2012-09-23</text:p>
          </table:table-cell>
          <table:table-cell table:style-name="ce4" office:value-type="date" office:date-value="2012-09-23">
            <text:p>09/23/2012</text:p>
          </table:table-cell>
          <table:table-cell office:value-type="float" office:value="41.2523">
            <text:p>41.2523</text:p>
          </table:table-cell>
          <table:table-cell office:value-type="float" office:value="-95.9979">
            <text:p>-95.9979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ew Hampshire</text:p>
          </table:table-cell>
          <table:table-cell office:value-type="string">
            <text:p>Clarence DeMar Marathon</text:p>
          </table:table-cell>
          <table:table-cell office:value-type="string">
            <text:p>Keene</text:p>
          </table:table-cell>
          <table:table-cell table:style-name="ce2" office:value-type="time" office:time-value="PT03H54M08S">
            <text:p>3:54:08</text:p>
          </table:table-cell>
          <table:table-cell table:style-name="ce6" office:value-type="date" office:date-value="2012-09-30">
            <text:p>2012-09-30</text:p>
          </table:table-cell>
          <table:table-cell table:style-name="ce4" office:value-type="date" office:date-value="2012-09-30">
            <text:p>09/30/2012</text:p>
          </table:table-cell>
          <table:table-cell office:value-type="float" office:value="42.952108">
            <text:p>42.952108</text:p>
          </table:table-cell>
          <table:table-cell office:value-type="float" office:value="-72.2998369">
            <text:p>-72.2998369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nnecticut</text:p>
          </table:table-cell>
          <table:table-cell office:value-type="string">
            <text:p>Hartford Marathon</text:p>
          </table:table-cell>
          <table:table-cell office:value-type="string">
            <text:p>Hartford</text:p>
          </table:table-cell>
          <table:table-cell table:style-name="ce2" office:value-type="time" office:time-value="PT03H46M10S">
            <text:p>3:46:10</text:p>
          </table:table-cell>
          <table:table-cell table:style-name="ce6" office:value-type="date" office:date-value="2012-10-13">
            <text:p>2012-10-13</text:p>
          </table:table-cell>
          <table:table-cell table:style-name="ce4" office:value-type="date" office:date-value="2012-10-13">
            <text:p>10/13/2012</text:p>
          </table:table-cell>
          <table:table-cell office:value-type="float" office:value="41.7656874">
            <text:p>41.7656874</text:p>
          </table:table-cell>
          <table:table-cell office:value-type="float" office:value="-72.680087">
            <text:p>-72.680087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Iowa</text:p>
          </table:table-cell>
          <table:table-cell office:value-type="string">
            <text:p>Des Moines Marathon</text:p>
          </table:table-cell>
          <table:table-cell office:value-type="string">
            <text:p>Des Moines</text:p>
          </table:table-cell>
          <table:table-cell table:style-name="ce2" office:value-type="time" office:time-value="PT03H44M15S">
            <text:p>3:44:15</text:p>
          </table:table-cell>
          <table:table-cell table:style-name="ce6" office:value-type="date" office:date-value="2012-10-21">
            <text:p>2012-10-21</text:p>
          </table:table-cell>
          <table:table-cell table:style-name="ce4" office:value-type="date" office:date-value="2012-10-21">
            <text:p>10/21/2012</text:p>
          </table:table-cell>
          <table:table-cell office:value-type="float" office:value="41.5666699">
            <text:p>41.5666699</text:p>
          </table:table-cell>
          <table:table-cell office:value-type="float" office:value="-93.606516">
            <text:p>-93.606516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ndiana</text:p>
          </table:table-cell>
          <table:table-cell office:value-type="string">
            <text:p>Monumental Marathon</text:p>
          </table:table-cell>
          <table:table-cell office:value-type="string">
            <text:p>Indianapolis</text:p>
          </table:table-cell>
          <table:table-cell table:style-name="ce2" office:value-type="time" office:time-value="PT03H44M51S">
            <text:p>3:44:51</text:p>
          </table:table-cell>
          <table:table-cell table:style-name="ce6" office:value-type="date" office:date-value="2012-11-03">
            <text:p>2012-11-03</text:p>
          </table:table-cell>
          <table:table-cell table:style-name="ce4" office:value-type="date" office:date-value="2012-11-03">
            <text:p>11/03/2012</text:p>
          </table:table-cell>
          <table:table-cell office:value-type="float" office:value="39.7797845">
            <text:p>39.7797845</text:p>
          </table:table-cell>
          <table:table-cell office:value-type="float" office:value="-86.13275">
            <text:p>-86.13275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North Carolina</text:p>
          </table:table-cell>
          <table:table-cell office:value-type="string">
            <text:p>OBX Marathon</text:p>
          </table:table-cell>
          <table:table-cell office:value-type="string">
            <text:p>Outer Banks</text:p>
          </table:table-cell>
          <table:table-cell table:style-name="ce2" office:value-type="time" office:time-value="PT03H51M53S">
            <text:p>3:51:53</text:p>
          </table:table-cell>
          <table:table-cell table:style-name="ce6" office:value-type="date" office:date-value="2012-11-11">
            <text:p>2012-11-11</text:p>
          </table:table-cell>
          <table:table-cell table:style-name="ce4" office:value-type="date" office:date-value="2012-11-11">
            <text:p>11/11/2012</text:p>
          </table:table-cell>
          <table:table-cell office:value-type="float" office:value="35.248">
            <text:p>35.248</text:p>
          </table:table-cell>
          <table:table-cell office:value-type="float" office:value="-75.5393">
            <text:p>-75.5393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rkansas</text:p>
          </table:table-cell>
          <table:table-cell office:value-type="string">
            <text:p>White River Marathon</text:p>
          </table:table-cell>
          <table:table-cell office:value-type="string">
            <text:p>Cotter</text:p>
          </table:table-cell>
          <table:table-cell table:style-name="ce2" office:value-type="time" office:time-value="PT03H54M45S">
            <text:p>3:54:45</text:p>
          </table:table-cell>
          <table:table-cell table:style-name="ce6" office:value-type="date" office:date-value="2012-11-17">
            <text:p>2012-11-17</text:p>
          </table:table-cell>
          <table:table-cell table:style-name="ce4" office:value-type="date" office:date-value="2012-11-17">
            <text:p>11/17/2012</text:p>
          </table:table-cell>
          <table:table-cell office:value-type="float" office:value="36.2823571">
            <text:p>36.2823571</text:p>
          </table:table-cell>
          <table:table-cell office:value-type="float" office:value="-92.5237724">
            <text:p>-92.5237724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Tennessee</text:p>
          </table:table-cell>
          <table:table-cell office:value-type="string">
            <text:p>St. Jude Marathon</text:p>
          </table:table-cell>
          <table:table-cell office:value-type="string">
            <text:p>Memphis</text:p>
          </table:table-cell>
          <table:table-cell table:style-name="ce2" office:value-type="time" office:time-value="PT03H55M15S">
            <text:p>3:55:15</text:p>
          </table:table-cell>
          <table:table-cell table:style-name="ce6" office:value-type="date" office:date-value="2012-12-01">
            <text:p>2012-12-01</text:p>
          </table:table-cell>
          <table:table-cell table:style-name="ce4" office:value-type="date" office:date-value="2012-12-01">
            <text:p>12/01/2012</text:p>
          </table:table-cell>
          <table:table-cell office:value-type="float" office:value="35.129186">
            <text:p>35.129186</text:p>
          </table:table-cell>
          <table:table-cell office:value-type="float" office:value="-89.9696395">
            <text:p>-89.9696395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Louisiana</text:p>
          </table:table-cell>
          <table:table-cell office:value-type="string">
            <text:p>Louisiana Marathon</text:p>
          </table:table-cell>
          <table:table-cell office:value-type="string">
            <text:p>Baton Rouge </text:p>
          </table:table-cell>
          <table:table-cell table:style-name="ce2" office:value-type="time" office:time-value="PT03H38M32S">
            <text:p>3:38:32</text:p>
          </table:table-cell>
          <table:table-cell table:style-name="ce6" office:value-type="date" office:date-value="2013-01-20">
            <text:p>2013-01-20</text:p>
          </table:table-cell>
          <table:table-cell table:style-name="ce4" office:value-type="date" office:date-value="2013-01-20">
            <text:p>01/20/2013</text:p>
          </table:table-cell>
          <table:table-cell office:value-type="float" office:value="30.441474">
            <text:p>30.441474</text:p>
          </table:table-cell>
          <table:table-cell office:value-type="float" office:value="-91.108663">
            <text:p>-91.108663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Georgia</text:p>
          </table:table-cell>
          <table:table-cell office:value-type="string">
            <text:p>Albany Marathon</text:p>
          </table:table-cell>
          <table:table-cell office:value-type="string">
            <text:p>Albany</text:p>
          </table:table-cell>
          <table:table-cell table:style-name="ce2" office:value-type="time" office:time-value="PT03H41M12S">
            <text:p>3:41:12</text:p>
          </table:table-cell>
          <table:table-cell table:style-name="ce6" office:value-type="date" office:date-value="2013-03-02">
            <text:p>2013-03-02</text:p>
          </table:table-cell>
          <table:table-cell table:style-name="ce4" office:value-type="date" office:date-value="2013-03-02">
            <text:p>03/02/2013</text:p>
          </table:table-cell>
          <table:table-cell office:value-type="float" office:value="31.5728946">
            <text:p>31.5728946</text:p>
          </table:table-cell>
          <table:table-cell office:value-type="float" office:value="-84.165929">
            <text:p>-84.165929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Hawaii</text:p>
          </table:table-cell>
          <table:table-cell office:value-type="string">
            <text:p>Big Island Marathon</text:p>
          </table:table-cell>
          <table:table-cell office:value-type="string">
            <text:p>Hilo</text:p>
          </table:table-cell>
          <table:table-cell table:style-name="ce2" office:value-type="time" office:time-value="PT03H47M34S">
            <text:p>3:47:34</text:p>
          </table:table-cell>
          <table:table-cell table:style-name="ce6" office:value-type="date" office:date-value="2013-03-17">
            <text:p>2013-03-17</text:p>
          </table:table-cell>
          <table:table-cell table:style-name="ce4" office:value-type="date" office:date-value="2013-03-17">
            <text:p>03/17/2013</text:p>
          </table:table-cell>
          <table:table-cell office:value-type="float" office:value="19.6839339">
            <text:p>19.6839339</text:p>
          </table:table-cell>
          <table:table-cell office:value-type="float" office:value="-155.0899345">
            <text:p>-155.0899345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issouri</text:p>
          </table:table-cell>
          <table:table-cell office:value-type="string">
            <text:p>Go! Marathon</text:p>
          </table:table-cell>
          <table:table-cell office:value-type="string">
            <text:p>St. Louis</text:p>
          </table:table-cell>
          <table:table-cell table:style-name="ce2" office:value-type="time" office:time-value="PT03H43M28S">
            <text:p>3:43:28</text:p>
          </table:table-cell>
          <table:table-cell table:style-name="ce6" office:value-type="date" office:date-value="2013-04-07">
            <text:p>2013-04-07</text:p>
          </table:table-cell>
          <table:table-cell table:style-name="ce4" office:value-type="date" office:date-value="2013-04-07">
            <text:p>04/07/2013</text:p>
          </table:table-cell>
          <table:table-cell office:value-type="float" office:value="38.6537065">
            <text:p>38.6537065</text:p>
          </table:table-cell>
          <table:table-cell office:value-type="float" office:value="-90.2477908">
            <text:p>-90.2477908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Kansas</text:p>
          </table:table-cell>
          <table:table-cell office:value-type="string">
            <text:p>Eisenhower Marathon</text:p>
          </table:table-cell>
          <table:table-cell office:value-type="string">
            <text:p>Abilene</text:p>
          </table:table-cell>
          <table:table-cell table:style-name="ce2" office:value-type="time" office:time-value="PT03H52M15S">
            <text:p>3:52:15</text:p>
          </table:table-cell>
          <table:table-cell table:style-name="ce6" office:value-type="date" office:date-value="2013-04-13">
            <text:p>2013-04-13</text:p>
          </table:table-cell>
          <table:table-cell table:style-name="ce4" office:value-type="date" office:date-value="2013-04-13">
            <text:p>04/13/2013</text:p>
          </table:table-cell>
          <table:table-cell office:value-type="float" office:value="38.922033">
            <text:p>38.922033</text:p>
          </table:table-cell>
          <table:table-cell office:value-type="float" office:value="-97.2315614">
            <text:p>-97.2315614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Kentucky</text:p>
          </table:table-cell>
          <table:table-cell office:value-type="string">
            <text:p>Derby Festival Marathon</text:p>
          </table:table-cell>
          <table:table-cell office:value-type="string">
            <text:p>Louisville</text:p>
          </table:table-cell>
          <table:table-cell table:style-name="ce2" office:value-type="time" office:time-value="PT03H42M48S">
            <text:p>3:42:48</text:p>
          </table:table-cell>
          <table:table-cell table:style-name="ce6" office:value-type="date" office:date-value="2013-04-27">
            <text:p>2013-04-27</text:p>
          </table:table-cell>
          <table:table-cell table:style-name="ce4" office:value-type="date" office:date-value="2013-04-27">
            <text:p>04/27/2013</text:p>
          </table:table-cell>
          <table:table-cell office:value-type="float" office:value="38.2526">
            <text:p>38.2526</text:p>
          </table:table-cell>
          <table:table-cell office:value-type="float" office:value="-85.7584">
            <text:p>-85.7584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New Jersey</text:p>
          </table:table-cell>
          <table:table-cell office:value-type="string">
            <text:p>New Jersey Marathon</text:p>
          </table:table-cell>
          <table:table-cell office:value-type="string">
            <text:p>Long Branch</text:p>
          </table:table-cell>
          <table:table-cell table:style-name="ce2" office:value-type="time" office:time-value="PT03H48M54S">
            <text:p>3:48:54</text:p>
          </table:table-cell>
          <table:table-cell table:style-name="ce6" office:value-type="date" office:date-value="2013-05-05">
            <text:p>2013-05-05</text:p>
          </table:table-cell>
          <table:table-cell table:style-name="ce4" office:value-type="date" office:date-value="2013-05-05">
            <text:p>05/05/2013</text:p>
          </table:table-cell>
          <table:table-cell office:value-type="float" office:value="40.2952752">
            <text:p>40.2952752</text:p>
          </table:table-cell>
          <table:table-cell office:value-type="float" office:value="-73.9938573">
            <text:p>-73.9938573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North Dakota</text:p>
          </table:table-cell>
          <table:table-cell office:value-type="string">
            <text:p>Fargo Marathon</text:p>
          </table:table-cell>
          <table:table-cell office:value-type="string">
            <text:p>Fargo</text:p>
          </table:table-cell>
          <table:table-cell table:style-name="ce2" office:value-type="time" office:time-value="PT03H54M27S">
            <text:p>3:54:27</text:p>
          </table:table-cell>
          <table:table-cell table:style-name="ce6" office:value-type="date" office:date-value="2013-05-18">
            <text:p>2013-05-18</text:p>
          </table:table-cell>
          <table:table-cell table:style-name="ce4" office:value-type="date" office:date-value="2013-05-18">
            <text:p>05/18/2013</text:p>
          </table:table-cell>
          <table:table-cell office:value-type="float" office:value="46.8541979">
            <text:p>46.8541979</text:p>
          </table:table-cell>
          <table:table-cell office:value-type="float" office:value="-96.8285138">
            <text:p>-96.8285138</text:p>
          </table:table-cell>
          <table:table-cell table:number-columns-repeated="1015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Vermont</text:p>
          </table:table-cell>
          <table:table-cell office:value-type="string">
            <text:p>Vermont City Marathon</text:p>
          </table:table-cell>
          <table:table-cell office:value-type="string">
            <text:p>Burlington </text:p>
          </table:table-cell>
          <table:table-cell table:style-name="ce2" office:value-type="time" office:time-value="PT03H47M18S">
            <text:p>3:47:18</text:p>
          </table:table-cell>
          <table:table-cell table:style-name="ce6" office:value-type="date" office:date-value="2013-05-26">
            <text:p>2013-05-26</text:p>
          </table:table-cell>
          <table:table-cell table:style-name="ce4" office:value-type="date" office:date-value="2013-05-26">
            <text:p>05/26/2013</text:p>
          </table:table-cell>
          <table:table-cell office:value-type="float" office:value="44.4925904">
            <text:p>44.4925904</text:p>
          </table:table-cell>
          <table:table-cell office:value-type="float" office:value="-73.2266484">
            <text:p>-73.2266484</text:p>
          </table:table-cell>
          <table:table-cell table:number-columns-repeated="101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aine</text:p>
          </table:table-cell>
          <table:table-cell office:value-type="string">
            <text:p>Bay of Fundy Marathon</text:p>
          </table:table-cell>
          <table:table-cell office:value-type="string">
            <text:p>Lubec</text:p>
          </table:table-cell>
          <table:table-cell table:style-name="ce2" office:value-type="time" office:time-value="PT03H44M26S">
            <text:p>3:44:26</text:p>
          </table:table-cell>
          <table:table-cell table:style-name="ce6" office:value-type="date" office:date-value="2013-06-23">
            <text:p>2013-06-23</text:p>
          </table:table-cell>
          <table:table-cell table:style-name="ce4" office:value-type="date" office:date-value="2013-06-23">
            <text:p>06/23/2013</text:p>
          </table:table-cell>
          <table:table-cell office:value-type="float" office:value="44.833937">
            <text:p>44.833937</text:p>
          </table:table-cell>
          <table:table-cell office:value-type="float" office:value="-67.0298974">
            <text:p>-67.0298974</text:p>
          </table:table-cell>
          <table:table-cell table:number-columns-repeated="101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ontana</text:p>
          </table:table-cell>
          <table:table-cell office:value-type="string">
            <text:p>Missoula Marathon</text:p>
          </table:table-cell>
          <table:table-cell office:value-type="string">
            <text:p>Missoula</text:p>
          </table:table-cell>
          <table:table-cell table:style-name="ce2" office:value-type="time" office:time-value="PT03H43M04S">
            <text:p>3:43:04</text:p>
          </table:table-cell>
          <table:table-cell table:style-name="ce6" office:value-type="date" office:date-value="2013-07-14">
            <text:p>2013-07-14</text:p>
          </table:table-cell>
          <table:table-cell table:style-name="ce4" office:value-type="date" office:date-value="2013-07-14">
            <text:p>07/14/2013</text:p>
          </table:table-cell>
          <table:table-cell office:value-type="float" office:value="46.8763215">
            <text:p>46.8763215</text:p>
          </table:table-cell>
          <table:table-cell office:value-type="float" office:value="-114.018167">
            <text:p>-114.018167</text:p>
          </table:table-cell>
          <table:table-cell table:number-columns-repeated="101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Idaho</text:p>
          </table:table-cell>
          <table:table-cell office:value-type="string">
            <text:p>Pocatello Marathon</text:p>
          </table:table-cell>
          <table:table-cell office:value-type="string">
            <text:p>Pocatello</text:p>
          </table:table-cell>
          <table:table-cell table:style-name="ce2" office:value-type="time" office:time-value="PT03H42M47S">
            <text:p>3:42:47</text:p>
          </table:table-cell>
          <table:table-cell table:style-name="ce6" office:value-type="date" office:date-value="2013-08-31">
            <text:p>2013-08-31</text:p>
          </table:table-cell>
          <table:table-cell table:style-name="ce4" office:value-type="date" office:date-value="2013-08-31">
            <text:p>08/31/2013</text:p>
          </table:table-cell>
          <table:table-cell office:value-type="float" office:value="42.8645675">
            <text:p>42.8645675</text:p>
          </table:table-cell>
          <table:table-cell office:value-type="float" office:value="-112.428168">
            <text:p>-112.428168</text:p>
          </table:table-cell>
          <table:table-cell table:number-columns-repeated="1015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outh Dakota</text:p>
          </table:table-cell>
          <table:table-cell office:value-type="string">
            <text:p>Sioux Falls Marathon</text:p>
          </table:table-cell>
          <table:table-cell office:value-type="string">
            <text:p>Sioux Falls</text:p>
          </table:table-cell>
          <table:table-cell table:style-name="ce2" office:value-type="time" office:time-value="PT03H58M31S">
            <text:p>3:58:31</text:p>
          </table:table-cell>
          <table:table-cell table:style-name="ce6" office:value-type="date" office:date-value="2013-09-08">
            <text:p>2013-09-08</text:p>
          </table:table-cell>
          <table:table-cell table:style-name="ce4" office:value-type="date" office:date-value="2013-09-08">
            <text:p>09/08/2013</text:p>
          </table:table-cell>
          <table:table-cell office:value-type="float" office:value="43.5410331">
            <text:p>43.5410331</text:p>
          </table:table-cell>
          <table:table-cell office:value-type="float" office:value="-96.7457591">
            <text:p>-96.7457591</text:p>
          </table:table-cell>
          <table:table-cell table:number-columns-repeated="1015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District of Columbia</text:p>
          </table:table-cell>
          <table:table-cell office:value-type="string">
            <text:p>Marine Corps Marathon </text:p>
          </table:table-cell>
          <table:table-cell office:value-type="string">
            <text:p>Washington</text:p>
          </table:table-cell>
          <table:table-cell table:style-name="ce2" office:value-type="time" office:time-value="PT03H48M06S">
            <text:p>3:48:06</text:p>
          </table:table-cell>
          <table:table-cell table:style-name="ce6" office:value-type="date" office:date-value="2013-10-27">
            <text:p>2013-10-27</text:p>
          </table:table-cell>
          <table:table-cell table:style-name="ce4" office:value-type="date" office:date-value="2013-10-27">
            <text:p>10/27/2013</text:p>
          </table:table-cell>
          <table:table-cell office:value-type="float" office:value="38.8935965">
            <text:p>38.8935965</text:p>
          </table:table-cell>
          <table:table-cell office:value-type="float" office:value="-77.014576">
            <text:p>-77.014576</text:p>
          </table:table-cell>
          <table:table-cell table:number-columns-repeated="1015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Texas</text:p>
          </table:table-cell>
          <table:table-cell office:value-type="string">
            <text:p>Houston Marathon</text:p>
          </table:table-cell>
          <table:table-cell office:value-type="string">
            <text:p>Houston</text:p>
          </table:table-cell>
          <table:table-cell table:style-name="ce2" office:value-type="time" office:time-value="PT03H45M00S">
            <text:p>3:45:00</text:p>
          </table:table-cell>
          <table:table-cell table:style-name="ce6" office:value-type="date" office:date-value="2014-01-19">
            <text:p>2014-01-19</text:p>
          </table:table-cell>
          <table:table-cell table:style-name="ce4" office:value-type="date" office:date-value="2014-01-19">
            <text:p>01/19/2014</text:p>
          </table:table-cell>
          <table:table-cell office:value-type="float" office:value="29.817178">
            <text:p>29.817178</text:p>
          </table:table-cell>
          <table:table-cell office:value-type="float" office:value="-95.4012915">
            <text:p>-95.4012915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7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2/26/2014</text:date>, <text:time>10:3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6T10:36:16</dc:date>
    <dc:creator>Daily Herald</dc:creator>
    <meta:generator>OpenOffice/4.0.1$Unix OpenOffice.org_project/401m5$Build-9714</meta:generator>
    <meta:editing-duration>PT1H6M23S</meta:editing-duration>
    <meta:editing-cycles>12</meta:editing-cycles>
    <meta:document-statistic meta:table-count="3" meta:cell-count="780" meta:object-count="0"/>
  </office:meta>
</office:document-meta>
</file>